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neva" svg:font-family="Geneva, Tahoma, 'Nimbus Sans 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265cm" fo:margin-bottom="0.397cm" fo:orphans="2" fo:widows="2" fo:text-indent="0cm" style:auto-text-indent="false"/>
    </style:style>
    <style:style style:name="P2" style:family="paragraph" style:parent-style-name="Text_20_body">
      <style:paragraph-properties fo:margin-left="0cm" fo:margin-right="0cm" fo:margin-top="0.265cm" fo:margin-bottom="0.397cm" fo:orphans="2" fo:widows="2" fo:text-indent="0cm" style:auto-text-indent="false"/>
      <style:text-properties fo:font-variant="normal" fo:text-transform="none" fo:color="#41423d" style:font-name="Geneva" fo:font-size="9pt" fo:letter-spacing="normal" fo:font-style="normal" fo:font-weight="normal"/>
    </style:style>
    <style:style style:name="P3" style:family="paragraph" style:parent-style-name="Text_20_body">
      <style:paragraph-properties fo:margin-left="0cm" fo:margin-right="0cm" fo:margin-top="0.265cm" fo:margin-bottom="0.397cm" fo:orphans="2" fo:widows="2" fo:text-indent="0cm" style:auto-text-indent="false"/>
      <style:text-properties fo:font-variant="normal" fo:text-transform="none" fo:color="#41423d" style:font-name="Geneva" fo:font-size="9pt" fo:letter-spacing="normal" fo:font-style="normal" fo:font-weight="normal"/>
    </style:style>
    <style:style style:name="T1" style:family="text">
      <style:text-properties fo:font-variant="normal" fo:text-transform="none" fo:color="#e05e19" style:font-name="Geneva" fo:font-size="16.5pt" fo:letter-spacing="normal" fo:font-style="normal" style:text-underline-style="solid" style:text-underline-width="auto" style:text-underline-color="font-color" fo:font-weight="normal"/>
    </style:style>
    <style:style style:name="T2" style:family="text">
      <style:text-properties fo:font-variant="normal" fo:text-transform="none" fo:color="#41423d" style:font-name="Geneva" fo:font-size="9pt" fo:letter-spacing="normal" fo:font-style="normal" style:text-underline-style="solid" style:text-underline-width="auto" style:text-underline-color="font-color" fo:font-weight="normal"/>
    </style:style>
    <style:style style:name="T3" style:family="text">
      <style:text-properties fo:font-variant="normal" fo:text-transform="none" fo:color="#41423d" style:font-name="Geneva" fo:font-size="9pt" fo:letter-spacing="normal" fo:font-style="normal" fo:font-weight="normal"/>
    </style:style>
    <style:style style:name="T4" style:family="text">
      <style:text-properties fo:font-variant="normal" fo:text-transform="none" fo:color="#41423d" style:font-name="Geneva" fo:font-size="9pt" fo:letter-spacing="normal" fo:font-style="normal" fo:font-weight="normal" fo:background-color="#ffff00"/>
    </style:style>
    <style:style style:name="T5" style:family="text">
      <style:text-properties fo:font-variant="normal" fo:text-transform="none" fo:color="#41423d" style:font-name="Geneva" fo:font-size="9pt" fo:letter-spacing="normal" fo:font-style="normal" fo:font-weight="bold" style:font-weight-asian="bold" style:font-weight-complex="bold"/>
    </style:style>
    <style:style style:name="T6" style:family="text">
      <style:text-properties fo:font-variant="normal" fo:text-transform="none" fo:color="#41423d" style:font-name="Geneva" fo:font-size="9pt" fo:letter-spacing="normal" fo:font-style="normal" fo:font-weight="bold" fo:background-color="#ffff00"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s://www.aprenderaprogramar.com/index.php?option=com_content&amp;view=article&amp;id=389:configurar-java-en-windows-variables-de-entorno-javahome-y-path-cu00610b&amp;catid=68&amp;Itemid=188" text:style-name="Internet_20_link" text:visited-style-name="Visited_20_Internet_20_Link"><text:span text:style-name="T1">Configurar Java en Windows. Variables de entorno JAVA_HOME y PATH</text:span></text:a></text:h>
      <text:p text:style-name="P1"><text:span text:style-name="Strong_20_Emphasis"><text:span text:style-name="T2">PASO 1: CONFIGURAR LA VARIABLE JAVA_HOME</text:span></text:span></text:p>
      <text:p text:style-name="P1"><text:span text:style-name="Strong_20_Emphasis"><text:span text:style-name="T3">JAVA_HOME, es una variable de entorno del sistema</text:span></text:span><text:span text:style-name="T3"> que informa al sistema operativo sobre la ruta donde se encuentra instalado Java. Seguiremos la siguiente secuencia de pasos para configurar esta variable:</text:span></text:p>
      <text:p text:style-name="P2">Abrimos el explorador de Windows o pulsamos sobre “Mi Pc”. Pulsamos sobre Equipo y con botón derecho del ratón o buscando el icono -&gt; Propiedades -&gt; Configuración avanzada / Cambiar configuración -&gt; Opciones avanzadas -&gt; Variables de entorno -&gt; Nueva (Variables del sistema).</text:p>
      <text:p text:style-name="Standard"><draw:frame draw:style-name="fr1" draw:name="gráficos1" text:anchor-type="as-char" svg:width="10.028cm" svg:height="4.101cm" draw:z-index="0"><draw:image xlink:href="https://lh3.googleusercontent.com/n5hBfqCVkT27rt3K9GYpDNt8Tppk2fiYVhkkFBPrswFIC_qDJ2IBtMzg9XNy0A64W37ey5sUnJUjdela3honoco2F1HqGlJurZUjYtc-qM-T6dj3IwoNWQVyOT-I6KBmTprREY_vE2uqvSXGNKGCE9f0UHcEy9Ij32UC8tm5noLUcMBhOObq3AZTyuqqm2SLVTPbfmU_FQpvz9tWIDY7JWd0StIIxPasYa-Ac6CAkXgSKxwUz4VJe0B9F7PVCy8aTw6He7EMCgi7zfyd94Jqa1DAyiKEpdUz9AhaEDCFlns8qdyldS6QXk_pX7D9o-eblWX9vYlxtW3nHOEZ7GrmtbK6a-eHZvfO1ip64gXD-KQgyh7UysHYVUkJNQtLVUyeK16SgC3Dnu0sgBo2qwlif8Ozh4MDGHV3D2NuDbQLaDBueCKjZhBokAh00aSoDzdIU62u5WXOXzyZiKAgzLdie5gY5YrOzjj1TeTPpfOCSjqm3JR2kEC47zZ2PXOvHAYob1AKRJa4YgFMYGOB3fBvb5TcnsO1RZ3xyzadBhlKpjT--g3dwOZYUzSdglo3xOsYe6fqNH0Fe8xZFmVPicKcy6KaeNCxLxYWYPJ09zC6kVIBgTCNjRhU=w379-h155-no" xlink:type="simple" xlink:show="embed" xlink:actuate="onLoad"/></draw:frame> </text:p>
      <text:p text:style-name="Standard"/>
      <text:p text:style-name="P1"><text:span text:style-name="Strong_20_Emphasis"><text:span text:style-name="T3">Nombre de variable</text:span></text:span><text:span text:style-name="T3">: JAVA_HOME</text:span></text:p>
      <text:p text:style-name="P1"><text:span text:style-name="Strong_20_Emphasis"><text:span text:style-name="T3">Valor de variable</text:span></text:span><text:span text:style-name="T3">: escribiremos aquí la ruta en que se haya instalado Java. Puedes consultarla en el propio explorador de Windows buscando la carpeta en que se ha instalado Java, que normalmente será del tipo C:\Program Files\Java\jdk1.8.0_72 ó C:\Program Files (x86)\Java\jdk1.8.0_72 o similar</text:span></text:p>
      <text:p text:style-name="Standard"/>
      <text:p text:style-name="P1"><text:span text:style-name="Strong_20_Emphasis"><text:span text:style-name="T2">PASO 2: CONFIGURAR LA VARIABLE PATH</text:span></text:span></text:p>
      <text:p text:style-name="P1"><text:span text:style-name="Strong_20_Emphasis"><text:span text:style-name="T3">PATH es una variable de entorno del sistema</text:span></text:span><text:span text:style-name="T3"> que informa al sistema operativo sobre la ruta de distintos directorios esenciales para el funcionamiento del ordenador. Vamos a añadir al contenido de la variable PATH el lugar donde se encuentran los ficheros ejecutables de Java necesarios para su ejecución, </text:span><text:span text:style-name="T6">como el compilador (javac.exe) y el intérprete (java.exe)</text:span><text:span text:style-name="T4">. </text:span><text:span text:style-name="T3">Seguiremos la siguiente secuencia de pasos para configurar esta variable.</text:span></text:p>
      <text:p text:style-name="P2">Abrimos el explorador de Windows o pulsamos sobre “Mi Pc”. Pulsamos sobre Equipo -&gt; Propiedades y con botón derecho del ratón o buscando el icono -&gt; Configuración avanzada / Cambiar configuración -&gt; Opciones avanzadas -&gt; Variables de entorno -&gt; buscamos en Variables del sistema la variable Path, pulsamos para seleccionarla y hacemos click en el botón Editar. </text:p>
      <text:p text:style-name="P2">Luego al final del contenido que ya exista, añadiremos un punto y coma y el texto %JAVA_HOME%\bin. No deben quedar espacios intermedios.</text:p>
      <text:p text:style-name="P2">En otras versiones tenemos que llegar a Configuración avanzada del sistema / <text:s/>Variables de entorno... -&gt; buscamos en Variables del sistema la variable Path, pulsamos para seleccionarla y hacemos click en el botón Editar.</text:p>
      <text:p text:style-name="P2">Una vez concluido nos quedará similar a esto:</text:p>
      <text:p text:style-name="P2">Nombre de variable <text:s text:c="3"/>: PATH</text:p>
      <text:p text:style-name="P2">Valor de variable <text:s text:c="6"/>: C:\WINDOWS;C:\WINDOWS\system32;%JAVA_HOME%\b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neva" svg:font-family="Geneva, Tahoma, 'Nimbus Sans 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21T10:10:51.36</meta:creation-date>
    <dc:date>2021-09-14T12:03:19.14</dc:date>
    <meta:editing-duration>PT7M28S</meta:editing-duration>
    <meta:editing-cycles>2</meta:editing-cycles>
    <meta:generator>OpenOffice/4.1.5$Win32 OpenOffice.org_project/415m1$Build-9789</meta:generator>
    <meta:document-statistic meta:table-count="0" meta:image-count="1" meta:object-count="0" meta:page-count="1" meta:paragraph-count="15" meta:word-count="340" meta:character-count="2244"/>
  </office:meta>
</office:document-meta>
</file>